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style:text-properties fo:font-weight="bold" style:font-weight-asian="bold"/>
    </style:style>
    <style:style style:name="P4" style:family="paragraph" style:parent-style-name="Standard">
      <style:paragraph-properties fo:margin-top="0cm" fo:margin-bottom="0cm" loext:contextual-spacing="false"/>
      <style:text-properties officeooo:paragraph-rsid="0007bf7b"/>
    </style:style>
    <style:style style:name="P5" style:family="paragraph" style:parent-style-name="Standard">
      <style:paragraph-properties fo:margin-top="0cm" fo:margin-bottom="0cm" loext:contextual-spacing="false"/>
      <style:text-properties officeooo:rsid="0007f8e1" officeooo:paragraph-rsid="0007f8e1"/>
    </style:style>
    <style:style style:name="P6" style:family="paragraph" style:parent-style-name="Standard">
      <style:paragraph-properties fo:margin-top="0cm" fo:margin-bottom="0cm" loext:contextual-spacing="false"/>
      <style:text-properties officeooo:paragraph-rsid="0007f8e1"/>
    </style:style>
    <style:style style:name="P7" style:family="paragraph" style:parent-style-name="Heading_20_1">
      <style:paragraph-properties fo:margin-top="0cm" fo:margin-bottom="0cm" loext:contextual-spacing="false"/>
    </style:style>
    <style:style style:name="P8" style:family="paragraph" style:parent-style-name="Standard">
      <style:paragraph-properties fo:margin-left="0cm" fo:margin-right="0cm" fo:margin-top="0cm" fo:margin-bottom="0cm" loext:contextual-spacing="false" fo:text-indent="0cm" style:auto-text-indent="false"/>
    </style:style>
    <style:style style:name="P9" style:family="paragraph" style:parent-style-name="Standard">
      <style:paragraph-properties fo:margin-left="0.776cm" fo:margin-right="0cm" fo:margin-top="0.388cm" fo:margin-bottom="0.388cm" loext:contextual-spacing="false" fo:line-height="100%" fo:text-align="start" style:justify-single-word="false" fo:keep-together="auto" fo:orphans="0" fo:widows="0" fo:text-indent="-0.776cm" style:auto-text-indent="false" fo:padding="0cm" fo:border="none" fo:keep-with-next="auto"/>
    </style:style>
    <style:style style:name="P10" style:family="paragraph" style:parent-style-name="Standard">
      <style:paragraph-properties fo:margin-left="0.776cm" fo:margin-right="0cm" fo:margin-top="0cm" fo:margin-bottom="0.388cm" loext:contextual-spacing="false" fo:line-height="100%" fo:text-align="start" style:justify-single-word="false" fo:keep-together="auto" fo:orphans="0" fo:widows="0" fo:text-indent="-0.776cm" style:auto-text-indent="false" fo:padding="0cm" fo:border="none" fo:keep-with-next="auto"/>
    </style:style>
    <style:style style:name="P11" style:family="paragraph" style:parent-style-name="Subtitle">
      <style:paragraph-properties fo:margin-top="0cm" fo:margin-bottom="0.564cm" loext:contextual-spacing="false"/>
    </style:style>
    <style:style style:name="P12" style:family="paragraph" style:parent-style-name="Standard" style:list-style-name="WWNum3">
      <style:paragraph-properties fo:margin-left="1.27cm" fo:margin-right="0cm" fo:margin-top="0cm" fo:margin-bottom="0cm" loext:contextual-spacing="true" fo:text-indent="-0.635cm" style:auto-text-indent="false"/>
    </style:style>
    <style:style style:name="P13" style:family="paragraph" style:parent-style-name="Standard" style:list-style-name="WWNum2">
      <style:paragraph-properties fo:margin-left="1.27cm" fo:margin-right="0cm" fo:margin-top="0cm" fo:margin-bottom="0cm" loext:contextual-spacing="true" fo:text-indent="-0.635cm" style:auto-text-indent="false"/>
    </style:style>
    <style:style style:name="P14" style:family="paragraph" style:parent-style-name="Standard" style:list-style-name="WWNum1">
      <style:paragraph-properties fo:margin-left="1.27cm" fo:margin-right="0cm" fo:margin-top="0cm" fo:margin-bottom="0cm" loext:contextual-spacing="true" fo:text-indent="-0.635cm" style:auto-text-indent="false"/>
    </style:style>
    <style:style style:name="P15" style:family="paragraph" style:parent-style-name="Standard" style:list-style-name="WWNum2">
      <style:paragraph-properties fo:margin-left="2.54cm" fo:margin-right="0cm" fo:margin-top="0cm" fo:margin-bottom="0cm" loext:contextual-spacing="true" fo:text-indent="-0.635cm" style:auto-text-indent="false"/>
    </style:style>
    <style:style style:name="P16" style:family="paragraph" style:parent-style-name="Title" style:master-page-name="Standard">
      <style:paragraph-properties fo:margin-top="0cm" fo:margin-bottom="0.106cm" loext:contextual-spacing="false" style:page-number="1"/>
    </style:style>
    <style:style style:name="T1" style:family="text">
      <style:text-properties fo:color="#000000"/>
    </style:style>
    <style:style style:name="T2" style:family="text">
      <style:text-properties fo:color="#000000" style:text-underline-style="none" fo:font-weight="normal" style:font-weight-asian="normal"/>
    </style:style>
    <style:style style:name="T3" style:family="text">
      <style:text-properties fo:color="#000000" fo:font-size="11pt" fo:font-style="normal" fo:font-weight="normal" style:font-size-asian="11pt" style:font-style-asian="normal" style:font-weight-asian="normal" style:font-size-complex="11pt"/>
    </style:style>
    <style:style style:name="T4" style:family="text">
      <style:text-properties fo:color="#000000" fo:font-size="11pt" fo:font-style="normal" style:text-underline-style="none" fo:font-weight="normal" style:font-size-asian="11pt" style:font-style-asian="normal" style:font-weight-asian="normal" style:font-size-complex="11pt"/>
    </style:style>
    <style:style style:name="T5" style:family="text">
      <style:text-properties fo:font-weight="bold" style:font-weight-asian="bold"/>
    </style:style>
    <style:style style:name="T6" style:family="text">
      <style:text-properties fo:color="#666666" fo:font-size="15pt" fo:font-weight="normal" style:font-size-asian="15pt" style:font-weight-asian="normal" style:font-size-complex="15pt"/>
    </style:style>
    <style:style style:name="T7" style:family="text">
      <style:text-properties fo:color="#1155cc" style:text-underline-style="solid" style:text-underline-width="auto" style:text-underline-color="font-color"/>
    </style:style>
    <style:style style:name="T8" style:family="text">
      <style:text-properties officeooo:rsid="0006aa23"/>
    </style:style>
    <style:style style:name="T9" style:family="text">
      <style:text-properties officeooo:rsid="0007bf7b"/>
    </style:style>
    <style:style style:name="T10" style:family="text">
      <style:text-properties officeooo:rsid="0007f8e1"/>
    </style:style>
    <style:style style:name="T11" style:family="text">
      <style:text-properties officeooo:rsid="0008e5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l0t5n5a7vm6h"/>Protocol for the Meditation and Stress User-experience Survey</text:p>
      <text:p text:style-name="P11"><text:bookmark text:name="_f42b8uu5pnzc"/>a non-controlled trial measuring perceived stress in a simple meditation technique.</text:p>
      <text:p text:style-name="P1"/>
      <text:p text:style-name="P1">Chronic stress may be one of the risk factors for dementia<text:a xlink:type="simple" xlink:href="https://paperpile.com/c/ZHMuXe/fV0U" text:style-name="ListLabel_20_28" text:visited-style-name="ListLabel_20_28"><text:span text:style-name="T2">[1]</text:span></text:a><text:a xlink:type="simple" xlink:href="https://paperpile.com/c/ZHMuXe/DkJO" text:style-name="ListLabel_20_28" text:visited-style-name="ListLabel_20_28"><text:span text:style-name="T2">[2]</text:span></text:a></text:p>
      <text:p text:style-name="P1"/>
      <text:p text:style-name="P1">While older people in the UK attempting to prevent dementia are encouraged to practise lifestyle techniques to "bust stress" <text:a xlink:type="simple" xlink:href="https://paperpile.com/c/ZHMuXe/MNM0" text:style-name="ListLabel_20_28" text:visited-style-name="ListLabel_20_28"><text:span text:style-name="T2">[3]</text:span></text:a>, those in the US and Australia are often encouraged to use relaxation techniques usually starting with yoga and meditation[2,<text:a xlink:type="simple" xlink:href="https://paperpile.com/c/ZHMuXe/C2iF" text:style-name="ListLabel_20_28" text:visited-style-name="ListLabel_20_28"><text:span text:style-name="T2">4,</text:span></text:a><text:a xlink:type="simple" xlink:href="https://paperpile.com/c/ZHMuXe/XB8w" text:style-name="ListLabel_20_28" text:visited-style-name="ListLabel_20_28"><text:span text:style-name="T2">5]</text:span></text:a>.</text:p>
      <text:p text:style-name="P1"/>
      <text:p text:style-name="P1">In my work I have met older Christian people culturally and religiously uncomfortable with these techniques. I have developed a simple “meditating with Jesus” technique (MJT) that may be used as an alternative to other relaxation techniques in older people.</text:p>
      <text:p text:style-name="P1"/>
      <text:p text:style-name="P1">The changes in perceived stress as people commence MJT will be assessed using the 10-question Perceived Stress Scale (PSS) <text:a xlink:type="simple" xlink:href="https://paperpile.com/c/ZHMuXe/KnUO+MVjC" text:style-name="ListLabel_20_28" text:visited-style-name="ListLabel_20_28"><text:span text:style-name="T2">[6,7]</text:span></text:a>.</text:p>
      <text:p text:style-name="P1"/>
      <text:p text:style-name="P1">Frequency of practice of MJT is self-reported on an online 0-4 Likert scale attached to the PSS form in answer to the question, “In the last month, how often did you use the “Meditating with Jesus” technique?” Scored according to number selected. The question is intentionally the same format as the those of the PSS<text:a xlink:type="simple" xlink:href="https://paperpile.com/c/ZHMuXe/KnUO+MVjC" text:style-name="ListLabel_20_28" text:visited-style-name="ListLabel_20_28"><text:span text:style-name="T2">[6,7]</text:span></text:a>.</text:p>
      <text:p text:style-name="P1"/>
      <text:p text:style-name="P4">Spiritual effectiveness is self-reported on an online <text:span text:style-name="T9">4-question, </text:span>0-4 Likert scale attached to the PSS form in answer to the question<text:span text:style-name="T9">s</text:span>, </text:p>
      <text:p text:style-name="P4">“<text:span text:style-name="T9">In the last month, how often did you see God’s beauty and rejoice in His goodness?”</text:span></text:p>
      <text:p text:style-name="P4">“<text:span text:style-name="T9">In the last month, how often did your heart glow with a sense of His love?”</text:span></text:p>
      <text:p text:style-name="P4">“<text:span text:style-name="T9">In the last month, how often did you feel uplifted as if by everlasting arms?”</text:span></text:p>
      <text:p text:style-name="P4">“In the last month, how often did you comprehend more and accomplish more than you ever before deemed possible?” </text:p>
      <text:p text:style-name="P4">Scored according to number selected.</text:p>
      <text:p text:style-name="P1"/>
      <text:p text:style-name="P1">Reporting of feedback and side-effects is requested at the end of the one-month and six-month PSS</text:p>
      <text:p text:style-name="P1"/>
      <text:p text:style-name="P1">The primary aims of this study are to investigate </text:p>
      <text:list xml:id="list283350587" text:style-name="WWNum3">
        <text:list-item>
          <text:p text:style-name="P12">if there is any change in stress levels reported before and after MJT in people over 55 years of age.</text:p>
        </text:list-item>
        <text:list-item>
          <text:p text:style-name="P12">if frequency of practise of MJT has an effect on stress levels and spirituality reported. </text:p>
        </text:list-item>
      </text:list>
      <text:p text:style-name="P8"/>
      <text:p text:style-name="P8">Secondary objectives are to assess if age, gender, locality or Christian belief have any effect on <text:soft-page-break/>the effectiveness of the treatment.</text:p>
      <text:p text:style-name="P8"/>
      <text:p text:style-name="P8">No ethics approvals were sought or obtained. Participants may opt out at any time and the program was fully explained in <text:span text:style-name="T8">writing</text:span> and <text:span text:style-name="T8">on </text:span>video.</text:p>
      <text:p text:style-name="P8"/>
      <text:p text:style-name="P8"><text:span text:style-name="T5">Health Condition</text:span>: Perceived stress</text:p>
      <text:p text:style-name="P8"/>
      <text:p text:style-name="P8"><text:span text:style-name="T5">Study Type</text:span>: Interventional, open</text:p>
      <text:p text:style-name="P8"/>
      <text:p text:style-name="P8"><text:span text:style-name="T5">Intervention</text:span>: Meditating with Jesus</text:p>
      <text:p text:style-name="P1">Contemplation of a <text:span text:style-name="T9">g</text:span>ospel story of Jesus Christ helping people, then applying the characteristics he displayed to the problems and worries of the participant. Morning and evening, daily.</text:p>
      <text:p text:style-name="P1"/>
      <text:p text:style-name="P1">Adherence will be encouraged by providing an option for daily emails with suitable Gospel readings when the participant subscribes.</text:p>
      <text:p text:style-name="P1"/>
      <text:p text:style-name="P1">The MJT will be taught online immediately after the participant registers. </text:p>
      <text:p text:style-name="P1"/>
      <text:p text:style-name="P1"><text:span text:style-name="T5">Intervention Code</text:span>: Behavioural</text:p>
      <text:p text:style-name="P1"/>
      <text:p text:style-name="P1"><text:span text:style-name="T5">Comparator: </text:span>No control group</text:p>
      <text:p text:style-name="P1"/>
      <text:p text:style-name="P1"><text:span text:style-name="T5">Purpose of the study</text:span>: Treatment</text:p>
      <text:p text:style-name="P1"/>
      <text:p text:style-name="P11"><text:bookmark text:name="_7344x4c44wkz"/><text:s/>Primary Outcomes, Timepoints and Statistical Methods</text:p>
      <text:p text:style-name="P1"><text:span text:style-name="T5">Type of Endpoint:</text:span> Efficacy</text:p>
      <text:p text:style-name="P1"/>
      <text:p text:style-name="P3">Primary Outcome 1</text:p>
      <text:p text:style-name="P1">The change in perceived stress level as reported on the PSS</text:p>
      <text:p text:style-name="P1"/>
      <text:p text:style-name="P1">Timepoint 1</text:p>
      <text:p text:style-name="P1">The PSS will be administered online via a Google Form at recruitment (baseline), at one month later and six months after baseline.</text:p>
      <text:p text:style-name="P1"/>
      <text:p text:style-name="P1">Statistical Method 1</text:p>
      <text:p text:style-name="P1"><text:span text:style-name="T10">Within factor ANOVA</text:span> of change, PSS (one month) - PSS (baseline), <text:s/>and PSS (six months) - PSS (one month) with a &lt; 0.01 and a 95% confidence interval. Effect size will be calculated using Cohens d.</text:p>
      <text:p text:style-name="P1"/>
      <text:p text:style-name="P3">Primary Outcome 2</text:p>
      <text:p text:style-name="P1">The relationship of frequency of practice of MJT to the change in perceived stress level.</text:p>
      <text:p text:style-name="P1"/>
      <text:p text:style-name="P1"><text:soft-page-break/>Timepoint 2</text:p>
      <text:p text:style-name="P1">Frequency of practise <text:span text:style-name="T10">a</text:span>s reported on an online Likert scale with the PSS at one month and six months after learning MJT. </text:p>
      <text:p text:style-name="P1"/>
      <text:p text:style-name="P1">Statistical Method 2</text:p>
      <text:p text:style-name="P5">Between factor repeated measures ANOVA</text:p>
      <text:p text:style-name="P1"/>
      <text:p text:style-name="P3">Primary Outcome 3</text:p>
      <text:p text:style-name="P1">The relationship of frequency of practice of MJT to the level of spiritual effectiveness.</text:p>
      <text:p text:style-name="P1"/>
      <text:p text:style-name="P1">Timepoint 3</text:p>
      <text:p text:style-name="P1">Frequency of practise and the level of spiritual effectiveness are reported on <text:span text:style-name="T8">an </text:span>online <text:span text:style-name="T8">4-question</text:span> Likert scale with the PSS at one month and six months after learning MJT.</text:p>
      <text:p text:style-name="P1"/>
      <text:p text:style-name="P1">Statistical Method 3</text:p>
      <text:p text:style-name="P5">Between factor repeated measures ANOVA</text:p>
      <text:p text:style-name="P1"/>
      <text:p text:style-name="P11"><text:bookmark text:name="_x4uvshqis8zx"/><text:s/>Secondary Outcomes, Timepoints and<text:span text:style-name="T6"> Statistical Methods</text:span> </text:p>
      <text:p text:style-name="P3">Secondary Outcome 1</text:p>
      <text:p text:style-name="P1">Improvement in perceived stress scores, PSS (one month) - PSS (baseline), <text:s/>and PSS (six months) - PSS (one month) compared to gender</text:p>
      <text:p text:style-name="P1"/>
      <text:p text:style-name="P1">Timepoint 1</text:p>
      <text:p text:style-name="P1">Change in PSS at one month and six months</text:p>
      <text:p text:style-name="P1"/>
      <text:p text:style-name="P1">Statistical Method 1</text:p>
      <text:p text:style-name="P5">Between factor repeated measures ANOVA</text:p>
      <text:p text:style-name="P1"/>
      <text:p text:style-name="P3">Secondary Outcome 2</text:p>
      <text:p text:style-name="P1">Improvement in perceived stress scores compared to age <text:span text:style-name="T10">group</text:span></text:p>
      <text:p text:style-name="P1"/>
      <text:p text:style-name="P1">Timepoint 2</text:p>
      <text:p text:style-name="P1">Change in PSS at one month and six months</text:p>
      <text:p text:style-name="P1"/>
      <text:p text:style-name="P1">Statistical Method 2</text:p>
      <text:p text:style-name="P5">Between factor repeated measures ANOVA</text:p>
      <text:p text:style-name="P1"/>
      <text:p text:style-name="P3">Secondary Outcome 3</text:p>
      <text:p text:style-name="P1">Improvement in perceived stress scores compared to location (Continent the participant is resident in). </text:p>
      <text:p text:style-name="P1"/>
      <text:p text:style-name="P1">Timepoint 3</text:p>
      <text:p text:style-name="P1">Change in PSS at one month and six months</text:p>
      <text:p text:style-name="P1"><text:soft-page-break/></text:p>
      <text:p text:style-name="P1">Statistical Method 3</text:p>
      <text:p text:style-name="P6"><text:span text:style-name="T10">Between factor repeated measures ANOVA</text:span> </text:p>
      <text:p text:style-name="P3"/>
      <text:p text:style-name="P3">Secondary Outcome 4</text:p>
      <text:p text:style-name="P1">Improvement in perceived stress scores compared to belief status (Believer in Jesus, <text:span text:style-name="T10">n</text:span>on-believer, <text:span text:style-name="T10">p</text:span>revious believer, prefer not to say). </text:p>
      <text:p text:style-name="P1"/>
      <text:p text:style-name="P1">Timepoint 4</text:p>
      <text:p text:style-name="P1">Change in PSS at one month and six months</text:p>
      <text:p text:style-name="P1"/>
      <text:p text:style-name="P1">Statistical Method 4</text:p>
      <text:p text:style-name="P5">Between factor repeated measures ANOVA</text:p>
      <text:p text:style-name="P3"/>
      <text:p text:style-name="P3">Secondary Outcome 5</text:p>
      <text:p text:style-name="P1">Improvement in perceived stress scores compared to reported spiritual effectiveness</text:p>
      <text:p text:style-name="P1"/>
      <text:p text:style-name="P1">Timepoint 5</text:p>
      <text:p text:style-name="P1">Change in PSS and reported spiritual effectiveness at one month and six months</text:p>
      <text:p text:style-name="P1"/>
      <text:p text:style-name="P1">Statistical Method 5</text:p>
      <text:p text:style-name="P6"><text:span text:style-name="T10">Between factor repeated measures ANOVA</text:span> </text:p>
      <text:p text:style-name="P3"/>
      <text:p text:style-name="P3">Secondary Outcome 6</text:p>
      <text:p text:style-name="P1">All feedback will be reported verbatum and side-effects reported and counted.</text:p>
      <text:p text:style-name="P1"/>
      <text:p text:style-name="P1">Timepoint 6</text:p>
      <text:p text:style-name="P1">Change in PSS and reported spiritual effectiveness at one month and six months</text:p>
      <text:p text:style-name="P1"/>
      <text:p text:style-name="P1">Statistical Method 6</text:p>
      <text:p text:style-name="P1">Counting positive and negative feedback and side-effects.</text:p>
      <text:p text:style-name="P3"/>
      <text:p text:style-name="P11"><text:bookmark text:name="_ngyg97g6gcx7"/>Participants</text:p>
      <text:p text:style-name="P3">Eligibility</text:p>
      <text:p text:style-name="P3">Key Inclusion Criteria</text:p>
      <text:p text:style-name="P1">People with access to the internet</text:p>
      <text:p text:style-name="P1">Fluency in English</text:p>
      <text:p text:style-name="P1">Willing and able to provide informed consent clearly indicated by completed the first PSS form</text:p>
      <text:p text:style-name="P1">Willing to practise the MJT daily for six months</text:p>
      <text:p text:style-name="P1"/>
      <text:p text:style-name="P1">Minimum age: 18 years</text:p>
      <text:p text:style-name="P1">No maximum age</text:p>
      <text:p text:style-name="P1"/>
      <text:p text:style-name="P1"><text:soft-page-break/>Gender: Both males and females, and “prefer not to say”</text:p>
      <text:p text:style-name="P1"/>
      <text:p text:style-name="P1">Can healthy volunteers participate? <text:s/>Yes</text:p>
      <text:p text:style-name="P1"/>
      <text:p text:style-name="P1">No exclusion criteria if inclusion criteria are met</text:p>
      <text:p text:style-name="P1"/>
      <text:p text:style-name="P3">Recruitment</text:p>
      <text:p text:style-name="P1">Recruitment is conducted online through emails to friend’s lists, posting of 1-minute advertising videos on social media, Facebook, LINE, G+ and Twitter. Social sharing will be encouraged. Live launches will be held and advertised on Meetup and social media mentioned above.</text:p>
      <text:p text:style-name="P1"/>
      <text:p text:style-name="P3">Enrollment Procedure</text:p>
      <text:p text:style-name="P1">Potential recruits are directed from the social media to the study website’s landing page </text:p>
      <text:p text:style-name="P1"><text:a xlink:type="simple" xlink:href="https://sites.google.com/traditionalhydrotherapy.com/user-experiencesurvey/home" text:style-name="ListLabel_20_29" text:visited-style-name="ListLabel_20_29"><text:span text:style-name="T7">https://sites.google.com/traditionalhydrotherapy.com/user-experiencesurvey/home</text:span></text:a></text:p>
      <text:p text:style-name="P1">containing:</text:p>
      <text:list xml:id="list909280693" text:style-name="WWNum2">
        <text:list-item>
          <text:p text:style-name="P13">the one-minute advertising video and transcript, </text:p>
        </text:list-item>
        <text:list-item>
          <text:p text:style-name="P13">An Introduction and Information video and transcript with links to a printable version of the transcript.</text:p>
        </text:list-item>
        <text:list-item>
          <text:p text:style-name="P13">A Consent Statement, agreed to by completing</text:p>
        </text:list-item>
        <text:list-item>
          <text:p text:style-name="P13">An embedded Google Form that asks for</text:p>
          <text:list>
            <text:list-item>
              <text:p text:style-name="P15">email address, </text:p>
            </text:list-item>
            <text:list-item>
              <text:p text:style-name="P15">first name, </text:p>
            </text:list-item>
            <text:list-item>
              <text:p text:style-name="P15">continent of residence,</text:p>
            </text:list-item>
            <text:list-item>
              <text:p text:style-name="P15">Age <text:span text:style-name="T10">by decade</text:span></text:p>
            </text:list-item>
            <text:list-item>
              <text:p text:style-name="P15">Gender (Female, Male or prefer not to say)</text:p>
            </text:list-item>
            <text:list-item>
              <text:p text:style-name="P15">Are you a believer in Jesus? (Yes, No, Previously, prefer not to say)</text:p>
            </text:list-item>
          </text:list>
        </text:list-item>
        <text:list-item>
          <text:p text:style-name="P13">Followed by the 10-question PSS</text:p>
        </text:list-item>
      </text:list>
      <text:p text:style-name="P1"/>
      <text:p text:style-name="P1">On submission of this initial form the participant is directed to the “Learning Meditation with Jesus” page of the website containing:</text:p>
      <text:list xml:id="list643066289" text:style-name="WWNum1">
        <text:list-item>
          <text:p text:style-name="P14">A video and transcript of the MJT.</text:p>
        </text:list-item>
        <text:list-item>
          <text:p text:style-name="P14">Links to printable versions of the MJT. </text:p>
        </text:list-item>
        <text:list-item>
          <text:p text:style-name="P14">A subscribe-form for daily emails containing stories from Luke’s Gospel.</text:p>
        </text:list-item>
      </text:list>
      <text:p text:style-name="P1"/>
      <text:p text:style-name="P1">Recruitment Status: not yet recruiting</text:p>
      <text:p text:style-name="P1"/>
      <text:p text:style-name="P1">Anticipated Date of first participant enrollment: January 2019</text:p>
      <text:p text:style-name="P1">Anticipated Date of last participant enrollment: December 2019</text:p>
      <text:p text:style-name="P8"/>
      <text:p text:style-name="P8">Target Sample Size: <text:span text:style-name="T10">A minimum </text:span>1000 completed 6 month PSS <text:span text:style-name="T10">from people over 55 years</text:span></text:p>
      <text:p text:style-name="P1">Recruiting is international</text:p>
      <text:p text:style-name="P1">Funding: Self-funded</text:p>
      <text:p text:style-name="P1"/>
      <text:p text:style-name="P3"/>
      <text:p text:style-name="P3"><text:soft-page-break/>Data Management:</text:p>
      <text:p text:style-name="P1">Data is stored by Google in a HIPAA compliant database</text:p>
      <text:p text:style-name="P1">Spreadsheets displaying the data are in a business-grade security, password-protected G Suite account only accessible by the researcher.</text:p>
      <text:p text:style-name="P1"/>
      <text:p text:style-name="P1">Data Analysis will be conducted using R.</text:p>
      <text:p text:style-name="P1"/>
      <text:p text:style-name="P1">At the end of study, after the data has been analyzed, the participants email address, name and continent of residence will be deleted and replaced by a study number and the data will be made available publicly as a CSV file.</text:p>
      <text:p text:style-name="P1"/>
      <text:p text:style-name="P5">A summary report of the <text:span text:style-name="T11">results will be posted on a publically accessible Github (Bruce-Thompson) along with this (date-stamped) protocol.</text:span></text:p>
      <text:p text:style-name="P1"/>
      <text:p text:style-name="P3">Contact person for public and scientific queries</text:p>
      <text:p text:style-name="P1">Bruce Thompson</text:p>
      <text:p text:style-name="P1">Australia</text:p>
      <text:p text:style-name="P1">Mobile: +61 410 025 894</text:p>
      <text:p text:style-name="P1">brucethompson@tradionalhydrotherapy.com</text:p>
      <text:p text:style-name="P1"/>
      <text:p text:style-name="P7"><text:bookmark text:name="_vlf1g7bpeiit"/>References</text:p>
      <text:p text:style-name="P9"><text:span text:style-name="T3">1. <text:tab/></text:span><text:a xlink:type="simple" xlink:href="http://paperpile.com/b/ZHMuXe/fV0U" text:style-name="ListLabel_20_30" text:visited-style-name="ListLabel_20_30"><text:span text:style-name="T4">Greenberg MS, Tanev K, Marin M-F, Pitman RK. Stress, PTSD, and dementia. Alzheimers Dement. 2014;10: S155–65.</text:span></text:a></text:p>
      <text:p text:style-name="P10"><text:span text:style-name="T3">2. <text:tab/></text:span><text:a xlink:type="simple" xlink:href="http://paperpile.com/b/ZHMuXe/DkJO" text:style-name="ListLabel_20_30" text:visited-style-name="ListLabel_20_30"><text:span text:style-name="T4">Rakesh G, Szabo ST, Alexopoulos GS, Zannas AS. Strategies for dementia prevention: latest evidence and implications. Ther Adv Chronic Dis. 2017;8: 121–136.</text:span></text:a></text:p>
      <text:p text:style-name="P10"><text:span text:style-name="T3">3. <text:tab/></text:span><text:a xlink:type="simple" xlink:href="http://paperpile.com/b/ZHMuXe/MNM0" text:style-name="ListLabel_20_30" text:visited-style-name="ListLabel_20_30"><text:span text:style-name="T4">Website NHS. 10 stress busters. In: nhs.uk [Internet]. Department of Health; [cited 13 Nov 2018]. Available: </text:span></text:a><text:a xlink:type="simple" xlink:href="https://www.nhs.uk/conditions/stress-anxiety-depression/reduce-stress/" text:style-name="ListLabel_20_30" text:visited-style-name="ListLabel_20_30"><text:span text:style-name="T4">https://www.nhs.uk/conditions/stress-anxiety-depression/reduce-stress/</text:span></text:a></text:p>
      <text:p text:style-name="P10"><text:span text:style-name="T3">4. <text:tab/></text:span><text:a xlink:type="simple" xlink:href="http://paperpile.com/b/ZHMuXe/C2iF" text:style-name="ListLabel_20_30" text:visited-style-name="ListLabel_20_30"><text:span text:style-name="T4">Jordan N. Prevent Alzheimer’s Disease - Pillar 2: Stress Management. In: Alzheimer’s Prevention [Internet]. Alzheimer’s Prevention; 21 Jan 2017 [cited 13 Nov 2018]. Available: </text:span></text:a><text:a xlink:type="simple" xlink:href="http://alzheimersprevention.org/4-pillars-of-prevention/pillar-2-stress-management/" text:style-name="ListLabel_20_30" text:visited-style-name="ListLabel_20_30"><text:span text:style-name="T4">http://alzheimersprevention.org/4-pillars-of-prevention/pillar-2-stress-management/</text:span></text:a></text:p>
      <text:p text:style-name="P10"><text:span text:style-name="T3">5. <text:tab/></text:span><text:a xlink:type="simple" xlink:href="http://paperpile.com/b/ZHMuXe/XB8w" text:style-name="ListLabel_20_30" text:visited-style-name="ListLabel_20_30"><text:span text:style-name="T4">Khalsa DS. Stress, Meditation, and Alzheimer’s Disease Prevention: Where The Evidence Stands. J Alzheimers Dis. 2015;48: 1–12.</text:span></text:a></text:p>
      <text:p text:style-name="P10"><text:span text:style-name="T3">6. <text:tab/></text:span><text:a xlink:type="simple" xlink:href="http://paperpile.com/b/ZHMuXe/KnUO" text:style-name="ListLabel_20_30" text:visited-style-name="ListLabel_20_30"><text:span text:style-name="T4">Cohen S, Kamarck T, Mermelstein R. Perceived Stress Scale [Internet]. PsycTESTS Dataset. 1983. doi:</text:span></text:a><text:a xlink:type="simple" xlink:href="http://dx.doi.org/10.1037/t02889-000" text:style-name="ListLabel_20_30" text:visited-style-name="ListLabel_20_30"><text:span text:style-name="T4">10.1037/t02889-000</text:span></text:a></text:p>
      <text:p text:style-name="P10"><text:span text:style-name="T3">7. <text:tab/></text:span><text:span text:style-name="T1">The </text:span>Perceived Stress Scale<text:a xlink:type="simple" xlink:href="http://paperpile.com/b/ZHMuXe/MVjC" text:style-name="ListLabel_20_30" text:visited-style-name="ListLabel_20_30"><text:span text:style-name="T4"> [Internet]. [cited 13 Nov 2018]. Available: </text:span></text:a><text:a xlink:type="simple" xlink:href="http://www.mindgarden.com/documents/PerceivedStressScale.pdf" text:style-name="ListLabel_20_30" text:visited-style-name="ListLabel_20_30"><text:span text:style-name="T4">http://www.mindgarden.com/documents/PerceivedStressScal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200%" fo:text-align="center" style:justify-single-word="false" fo:keep-together="always"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line-height="200%" fo:keep-together="always"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line-height="200%" fo:keep-together="always"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00" style:text-underline-style="none"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text-underline-style="solid" style:text-underline-width="auto" style:text-underline-color="font-color"/>
    </style:style>
    <style:style style:name="ListLabel_20_30" style:display-name="ListLabel 30" style:family="text">
      <style:text-properties fo:color="#000000" fo:font-size="11pt" fo:font-style="normal" style:text-underline-style="none" fo:font-weight="normal" style:font-size-asian="11pt" style:font-style-asian="normal" style:font-weight-asian="normal"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0$Linux_X86_64 LibreOffice_project/00m0$Build-3</meta:generator>
    <dc:date>2018-12-19T14:19:03.446584567</dc:date>
    <dc:creator>Bruce Thompson</dc:creator>
    <meta:editing-duration>PT8M51S</meta:editing-duration>
    <meta:editing-cycles>2</meta:editing-cycles>
    <meta:document-statistic meta:table-count="0" meta:image-count="0" meta:object-count="0" meta:page-count="6" meta:paragraph-count="144" meta:word-count="1440" meta:character-count="9361" meta:non-whitespace-character-count="8056"/>
  </office:meta>
</office:document-meta>
</file>